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29cm" fo:min-width="2.279cm"/>
    </style:style>
    <style:style style:name="gr2" style:family="graphic" style:parent-style-name="standard">
      <style:graphic-properties draw:textarea-horizontal-align="justify" draw:textarea-vertical-align="middle" draw:auto-grow-height="false" fo:min-height="1.719cm" fo:min-width="1.469cm"/>
    </style:style>
    <style:style style:name="gr3" style:family="graphic" style:parent-style-name="standard">
      <style:graphic-properties draw:textarea-horizontal-align="justify" draw:textarea-vertical-align="middle" draw:auto-grow-height="false" fo:min-height="2.535cm" fo:min-width="2.285cm"/>
    </style:style>
    <style:style style:name="gr4" style:family="graphic" style:parent-style-name="standard">
      <style:graphic-properties draw:textarea-horizontal-align="justify" draw:textarea-vertical-align="middle" draw:auto-grow-height="false" fo:min-height="3.687cm" fo:min-width="4.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6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0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99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22cm"/>
    </style:style>
    <style:style style:name="gr13" style:family="graphic" style:parent-style-name="standard">
      <style:graphic-properties draw:textarea-horizontal-align="justify" draw:textarea-vertical-align="middle" draw:auto-grow-height="false" fo:min-height="5.465cm" fo:min-width="3.386cm"/>
    </style:style>
    <style:style style:name="gr14" style:family="graphic" style:parent-style-name="standard">
      <style:graphic-properties draw:textarea-horizontal-align="justify" draw:textarea-vertical-align="middle" draw:auto-grow-height="false" fo:min-height="3.397cm" fo:min-width="4.2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3.688cm" fo:min-width="7.951cm"/>
    </style:style>
    <style:style style:name="gr17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75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14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3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/>
      <style:paragraph-properties fo:text-align="start"/>
      <style:text-properties fo:font-size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937cm" svg:height="3.937cm" svg:x="1.254cm" svg:y="1.508cm">
          <text:p text:style-name="P1"><text:span text:style-name="T1">app start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4" draw:id="id4" draw:layer="layout" svg:width="3.937cm" svg:height="3.937cm" svg:x="6.107cm" svg:y="1.508cm">
          <text:p text:style-name="P1"><text:span text:style-name="T2">if</text:span><text:span text:style-name="T2"><text:line-break/></text:span><text:span text:style-name="T2">__main__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5" draw:id="id5" draw:layer="layout" svg:width="3.937cm" svg:height="3.937cm" svg:x="23.733cm" svg:y="1.381cm">
          <text:p text:style-name="P1"><text:span text:style-name="T2">ENDE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xml:id="id6" draw:id="id6" draw:layer="layout" svg:width="5.08cm" svg:height="3.937cm" svg:x="5.572cm" svg:y="6.715cm">
          <text:p text:style-name="P1"><text:span text:style-name="T1">Argument Parser</text:span><text:span text:style-name="T1"><text:line-break/></text:span><text:span text:style-name="T1">→</text:span><text:span text:style-name="T1"><text:line-break/></text:span><text:span text:style-name="T1">ar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3.937cm" svg:height="3.937cm" svg:x="12.811cm" svg:y="12.557cm">
          <text:p text:style-name="P1"><text:span text:style-name="T2">All</text:span><text:span text:style-name="T2"><text:line-break/></text:span><text:span text:style-name="T2">ok &amp; loaded</text:span><text:span text:style-name="T2"><text:line-break/></text:span><text:span text:style-name="T2">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" draw:id="id2" draw:layer="layout" svg:width="5.08cm" svg:height="3.937cm" svg:x="17.129cm" svg:y="5.318cm">
          <text:p text:style-name="P1"><text:span text:style-name="T1">traceb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8" draw:id="id8" draw:layer="layout" svg:width="5.08cm" svg:height="3.937cm" svg:x="18.907cm" svg:y="14.716cm">
          <text:p text:style-name="P1"><text:span text:style-name="T1">Telegram</text:span><text:span text:style-name="T1"><text:line-break/></text:span><text:span text:style-name="T1">bot.loop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4" draw:layer="layout" svg:x1="14.78cm" svg:y1="12.557cm" svg:x2="17.129cm" svg:y2="7.287cm" draw:start-shape="id1" draw:start-glue-point="4" draw:end-shape="id2" draw:end-glue-point="5" svg:d="M14780 12557v-5270h2349" svg:viewBox="0 0 2350 5271">
          <text:p/>
        </draw:connector>
        <draw:connector draw:style-name="gr5" draw:text-style-name="P4" draw:layer="layout" draw:type="line" svg:x1="5.191cm" svg:y1="3.477cm" svg:x2="6.107cm" svg:y2="3.477cm" draw:start-shape="id3" draw:start-glue-point="10" draw:end-shape="id4" draw:end-glue-point="5" svg:d="M5191 3477h916" svg:viewBox="0 0 917 1">
          <text:p/>
        </draw:connector>
        <draw:connector draw:style-name="gr5" draw:text-style-name="P4" draw:layer="layout" draw:type="line" svg:x1="10.044cm" svg:y1="3.477cm" svg:x2="23.733cm" svg:y2="3.35cm" draw:start-shape="id4" draw:start-glue-point="7" draw:end-shape="id5" draw:end-glue-point="6" svg:d="M10044 3477l13689-127" svg:viewBox="0 0 13690 128">
          <text:p/>
        </draw:connector>
        <draw:connector draw:style-name="gr5" draw:text-style-name="P4" draw:layer="layout" draw:type="line" svg:x1="8.076cm" svg:y1="5.445cm" svg:x2="8.112cm" svg:y2="6.715cm" draw:start-shape="id4" draw:start-glue-point="6" draw:end-shape="id6" draw:end-glue-point="4" svg:d="M8076 5445l36 1270" svg:viewBox="0 0 37 1271">
          <text:p/>
        </draw:connector>
        <draw:connector draw:style-name="gr5" draw:text-style-name="P4" draw:layer="layout" draw:type="line" svg:x1="8.112cm" svg:y1="10.652cm" svg:x2="8.112cm" svg:y2="12.684cm" draw:start-shape="id6" draw:start-glue-point="6" draw:end-shape="id7" svg:d="M8112 10652v2032" svg:viewBox="0 0 1 2033">
          <text:p/>
        </draw:connector>
        <draw:connector draw:style-name="gr5" draw:text-style-name="P4" draw:layer="layout" draw:type="line" svg:x1="10.652cm" svg:y1="15.541cm" svg:x2="12.811cm" svg:y2="14.526cm" draw:start-shape="id7" draw:end-shape="id1" draw:end-glue-point="5" svg:d="M10652 15541l2159-1015" svg:viewBox="0 0 2160 1016">
          <text:p/>
        </draw:connector>
        <draw:connector draw:style-name="gr5" draw:text-style-name="P4" draw:layer="layout" svg:x1="16.748cm" svg:y1="14.526cm" svg:x2="18.907cm" svg:y2="16.685cm" draw:start-shape="id1" draw:start-glue-point="7" draw:end-shape="id8" draw:end-glue-point="5" svg:d="M16748 14526h1080v2159h1079" svg:viewBox="0 0 2160 2160">
          <text:p/>
        </draw:connector>
        <draw:connector draw:style-name="gr5" draw:text-style-name="P5" draw:layer="layout" draw:line-skew="1.022cm 5.074cm -1.15cm" svg:x1="23.987cm" svg:y1="16.685cm" svg:x2="18.907cm" svg:y2="16.685cm" draw:start-shape="id8" draw:start-glue-point="7" draw:end-shape="id8" draw:end-glue-point="5" svg:d="M23987 16685h1524v2603h-8255v-2603h1651" svg:viewBox="0 0 8256 2604">
          <text:p/>
        </draw:connector>
        <draw:connector draw:style-name="gr5" draw:text-style-name="P4" draw:layer="layout" svg:x1="22.209cm" svg:y1="7.287cm" svg:x2="23.733cm" svg:y2="3.35cm" draw:start-shape="id2" draw:start-glue-point="7" draw:end-shape="id5" draw:end-glue-point="6" svg:d="M22209 7287h762v-3937h762" svg:viewBox="0 0 1525 3938">
          <text:p/>
        </draw:connector>
        <draw:connector draw:style-name="gr6" draw:text-style-name="P4" draw:layer="layout" svg:x1="23.987cm" svg:y1="16.685cm" svg:x2="17.129cm" svg:y2="7.287cm" draw:start-shape="id8" draw:start-glue-point="7" draw:end-shape="id2" draw:end-glue-point="5" svg:d="M23987 16685h502v-4700h-7861v-4698h501" svg:viewBox="0 0 7862 9399">
          <text:p/>
        </draw:connector>
        <draw:frame draw:style-name="gr7" draw:text-style-name="P6" draw:layer="layout" svg:width="1.162cm" svg:height="0.721cm" svg:x="8.093cm" svg:y="5.486cm">
          <draw:text-box>
            <text:p><text:span text:style-name="T2">yes</text:span></text:p>
          </draw:text-box>
        </draw:frame>
        <draw:frame draw:style-name="gr8" draw:text-style-name="P6" draw:layer="layout" svg:width="0.976cm" svg:height="0.721cm" svg:x="10.144cm" svg:y="3.454cm">
          <draw:text-box>
            <text:p><text:span text:style-name="T2">no</text:span></text:p>
          </draw:text-box>
        </draw:frame>
        <draw:frame draw:style-name="gr7" draw:text-style-name="P6" draw:layer="layout" svg:width="1.162cm" svg:height="0.721cm" svg:x="16.729cm" svg:y="14.503cm">
          <draw:text-box>
            <text:p><text:span text:style-name="T2">y</text:span><text:span text:style-name="T2">e</text:span><text:span text:style-name="T2">s</text:span></text:p>
          </draw:text-box>
        </draw:frame>
        <draw:frame draw:style-name="gr8" draw:text-style-name="P6" draw:layer="layout" svg:width="0.976cm" svg:height="0.721cm" svg:x="14.756cm" svg:y="11.836cm">
          <draw:text-box>
            <text:p><text:span text:style-name="T2">no</text:span></text:p>
          </draw:text-box>
        </draw:frame>
        <draw:frame draw:style-name="gr9" draw:text-style-name="P6" draw:layer="layout" svg:width="1.395cm" svg:height="0.721cm" svg:x="24.495cm" svg:y="14.081cm">
          <draw:text-box>
            <text:p><text:span text:style-name="T2">error</text:span></text:p>
          </draw:text-box>
        </draw:frame>
        <draw:frame draw:style-name="gr10" draw:text-style-name="P6" draw:layer="layout" svg:width="1.306cm" svg:height="0.721cm" svg:x="23.773cm" svg:y="19.279cm">
          <draw:text-box>
            <text:p><text:span text:style-name="T2">loop</text:span></text:p>
          </draw:text-box>
        </draw:frame>
        <draw:frame draw:style-name="gr11" draw:text-style-name="P6" draw:layer="layout" svg:width="3.491cm" svg:height="0.721cm" svg:x="24.495cm" svg:y="15.011cm">
          <draw:text-box>
            <text:p><text:span text:style-name="T2">exit (SIGTERM)</text:span></text:p>
          </draw:text-box>
        </draw:frame>
        <draw:frame draw:style-name="gr12" draw:text-style-name="P7" draw:layer="layout" svg:width="2.72cm" svg:height="0.954cm" svg:x="13.954cm" svg:y="0.046cm">
          <draw:text-box>
            <text:p>main.py</text:p>
          </draw:text-box>
        </draw:frame>
        <draw:custom-shape draw:style-name="gr13" draw:text-style-name="P2" xml:id="id7" draw:id="id7" draw:layer="layout" svg:width="5.08cm" svg:height="5.715cm" svg:x="5.572cm" svg:y="12.684cm">
          <text:p text:style-name="P2">__init__():<text:line-break/>{<text:line-break/>set DB<text:line-break/>load modules<text:line-break/>set Chats/Telegram<text:line-break/>}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2" draw:style-name="dp1" draw:master-page-name="Default">
        <draw:custom-shape draw:style-name="gr1" draw:text-style-name="P2" xml:id="id12" draw:id="id12" draw:layer="layout" svg:width="3.937cm" svg:height="3.937cm" svg:x="1cm" svg:y="1cm">
          <text:p text:style-name="P1"><text:span text:style-name="T1">chat</text:span><text:span text:style-name="T1"><text:line-break/></text:span><text:span text:style-name="T1">→</text:span><text:span text:style-name="T1"><text:line-break/></text:span><text:span text:style-name="T1">handl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9" draw:id="id9" draw:layer="layout" svg:width="3.937cm" svg:height="3.937cm" svg:x="5.826cm" svg:y="1cm">
          <text:p text:style-name="P1"><text:span text:style-name="T2">__debug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2" xml:id="id11" draw:id="id11" draw:layer="layout" svg:width="5.08cm" svg:height="3.937cm" svg:x="11.414cm" svg:y="1cm">
          <text:p text:style-name="P1"><text:span text:style-name="T1">__debu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19" draw:id="id19" draw:layer="layout" svg:width="3.937cm" svg:height="3.937cm" svg:x="24.749cm" svg:y="16.063cm">
          <text:p text:style-name="P1"><text:span text:style-name="T1">ende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5" draw:text-style-name="P6" draw:layer="layout" svg:width="1.162cm" svg:height="0.721cm" svg:x="9.617cm" svg:y="2.27cm">
          <draw:text-box>
            <text:p><text:span text:style-name="T2">yes</text:span></text:p>
          </draw:text-box>
        </draw:frame>
        <draw:frame draw:style-name="gr8" draw:text-style-name="P6" draw:layer="layout" svg:width="0.976cm" svg:height="0.721cm" svg:x="7.771cm" svg:y="4.556cm">
          <draw:text-box>
            <text:p><text:span text:style-name="T2">no</text:span></text:p>
          </draw:text-box>
        </draw:frame>
        <draw:custom-shape draw:style-name="gr2" draw:text-style-name="P3" xml:id="id10" draw:id="id10" draw:layer="layout" svg:width="3.937cm" svg:height="3.937cm" svg:x="1cm" svg:y="6.715cm">
          <text:p text:style-name="P1"><text:span text:style-name="T2">msg.key</text:span><text:span text:style-name="T2"><text:line-break/></text:span><text:span text:style-name="T2">==</text:span><text:span text:style-name="T2"><text:line-break/></text:span><text:span text:style-name="T2">replay_to_</text:span><text:span text:style-name="T2"><text:line-break/></text:span><text:span text:style-name="T2">messag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14" draw:id="id14" draw:layer="layout" svg:width="3.937cm" svg:height="3.937cm" svg:x="1cm" svg:y="11.414cm">
          <text:p text:style-name="P1"><text:span text:style-name="T2">msg.key</text:span><text:span text:style-name="T2"><text:line-break/></text:span><text:span text:style-name="T2">==</text:span><text:span text:style-name="T2"><text:line-break/></text:span><text:span text:style-name="T2">tex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16" draw:id="id16" draw:layer="layout" svg:width="3.937cm" svg:height="3.937cm" svg:x="1cm" svg:y="16.063cm">
          <text:p text:style-name="P1"><text:span text:style-name="T2">msg.key</text:span><text:span text:style-name="T2"><text:line-break/></text:span><text:span text:style-name="T2">==</text:span><text:span text:style-name="T2"><text:line-break/></text:span><text:span text:style-name="T2">new_chat_</text:span><text:span text:style-name="T2"><text:line-break/></text:span><text:span text:style-name="T2">memb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3" xml:id="id13" draw:id="id13" draw:layer="layout" svg:width="11.049cm" svg:height="3.937cm" draw:transform="skewX (-0.000523598775598299) rotate (-0.000523598775597623) translate (6.334cm 6.709cm)">
          <text:p text:style-name="P1"><text:span text:style-name="T2">#cmd</text:span><text:span text:style-name="T2"><text:line-break/></text:span><text:span text:style-name="T2">cmd.replay_to_message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4" draw:text-style-name="P2" xml:id="id15" draw:id="id15" draw:layer="layout" svg:width="5.08cm" svg:height="3.937cm" svg:x="6.334cm" svg:y="11.414cm">
          <text:p text:style-name="P1"><text:span text:style-name="T1">__debu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xml:id="id17" draw:id="id17" draw:layer="layout" svg:width="3.937cm" svg:height="3.937cm" svg:x="12.303cm" svg:y="11.414cm">
          <text:p text:style-name="P1"><text:span text:style-name="T2">If data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6" draw:text-style-name="P3" xml:id="id18" draw:id="id18" draw:layer="layout" svg:width="11.049cm" svg:height="3.937cm" draw:transform="skewX (-0.000523598775598299) rotate (-0.000523598775597623) translate (17.129cm 11.414cm)">
          <text:p text:style-name="P1"><text:span text:style-name="T2">#cmd</text:span><text:span text:style-name="T2"><text:line-break/></text:span><text:span text:style-name="T2">cmd.replay_to_message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8" draw:layer="layout" svg:x1="7.795cm" svg:y1="4.937cm" svg:x2="2.969cm" svg:y2="6.715cm" draw:start-shape="id9" draw:start-glue-point="6" draw:end-shape="id10" draw:end-glue-point="4" svg:d="M7795 4937v889h-4826v889" svg:viewBox="0 0 4827 1779">
          <text:p/>
        </draw:connector>
        <draw:connector draw:style-name="gr5" draw:text-style-name="P8" draw:layer="layout" svg:x1="13.954cm" svg:y1="4.937cm" svg:x2="2.969cm" svg:y2="6.715cm" draw:start-shape="id11" draw:start-glue-point="6" draw:end-shape="id10" draw:end-glue-point="4" svg:d="M13954 4937v889h-10985v889" svg:viewBox="0 0 10986 1779">
          <text:p/>
        </draw:connector>
        <draw:connector draw:style-name="gr5" draw:text-style-name="P8" draw:layer="layout" draw:type="line" svg:x1="4.937cm" svg:y1="2.969cm" svg:x2="5.826cm" svg:y2="2.969cm" draw:start-shape="id12" draw:start-glue-point="10" draw:end-shape="id9" draw:end-glue-point="5" svg:d="M4937 2969h889" svg:viewBox="0 0 890 1">
          <text:p/>
        </draw:connector>
        <draw:connector draw:style-name="gr5" draw:text-style-name="P8" draw:layer="layout" draw:type="line" svg:x1="9.763cm" svg:y1="2.969cm" svg:x2="11.414cm" svg:y2="2.969cm" draw:start-shape="id9" draw:start-glue-point="7" draw:end-shape="id11" draw:end-glue-point="5" svg:d="M9763 2969h1651" svg:viewBox="0 0 1652 1">
          <text:p/>
        </draw:connector>
        <draw:connector draw:style-name="gr5" draw:text-style-name="P8" draw:layer="layout" draw:type="line" svg:x1="4.937cm" svg:y1="8.684cm" svg:x2="6.334cm" svg:y2="8.677cm" draw:start-shape="id10" draw:start-glue-point="7" draw:end-shape="id13" draw:end-glue-point="3" svg:d="M4937 8684l1397-7" svg:viewBox="0 0 1398 8">
          <text:p/>
        </draw:connector>
        <draw:connector draw:style-name="gr5" draw:text-style-name="P8" draw:layer="layout" draw:type="line" svg:x1="4.937cm" svg:y1="13.383cm" svg:x2="6.334cm" svg:y2="13.383cm" draw:start-shape="id14" draw:start-glue-point="7" draw:end-shape="id15" draw:end-glue-point="5" svg:d="M4937 13383h1397" svg:viewBox="0 0 1398 1">
          <text:p/>
        </draw:connector>
        <draw:connector draw:style-name="gr5" draw:text-style-name="P8" draw:layer="layout" draw:type="line" svg:x1="2.969cm" svg:y1="10.652cm" svg:x2="2.969cm" svg:y2="11.414cm" draw:start-shape="id10" draw:start-glue-point="6" draw:end-shape="id14" draw:end-glue-point="4" svg:d="M2969 10652v762" svg:viewBox="0 0 1 763">
          <text:p/>
        </draw:connector>
        <draw:connector draw:style-name="gr5" draw:text-style-name="P8" draw:layer="layout" draw:type="line" svg:x1="2.969cm" svg:y1="15.351cm" svg:x2="2.969cm" svg:y2="16.063cm" draw:start-shape="id14" draw:start-glue-point="6" draw:end-shape="id16" draw:end-glue-point="4" svg:d="M2969 15351v712" svg:viewBox="0 0 1 713">
          <text:p/>
        </draw:connector>
        <draw:connector draw:style-name="gr5" draw:text-style-name="P8" draw:layer="layout" draw:type="line" svg:x1="11.414cm" svg:y1="13.383cm" svg:x2="12.303cm" svg:y2="13.383cm" draw:start-shape="id15" draw:start-glue-point="7" draw:end-shape="id17" draw:end-glue-point="5" svg:d="M11414 13383h889" svg:viewBox="0 0 890 1">
          <text:p/>
        </draw:connector>
        <draw:connector draw:style-name="gr5" draw:text-style-name="P8" draw:layer="layout" draw:type="line" svg:x1="16.24cm" svg:y1="13.383cm" svg:x2="17.129cm" svg:y2="13.382cm" draw:start-shape="id17" draw:start-glue-point="7" draw:end-shape="id18" svg:d="M16240 13383l889-1" svg:viewBox="0 0 890 2">
          <text:p/>
        </draw:connector>
        <draw:frame draw:style-name="gr8" draw:text-style-name="P6" draw:layer="layout" svg:width="0.976cm" svg:height="0.721cm" svg:x="2.818cm" svg:y="10.312cm">
          <draw:text-box>
            <text:p><text:span text:style-name="T2">no</text:span></text:p>
          </draw:text-box>
        </draw:frame>
        <draw:frame draw:style-name="gr8" draw:text-style-name="P6" draw:layer="layout" svg:width="0.976cm" svg:height="0.721cm" svg:x="2.945cm" svg:y="15.011cm">
          <draw:text-box>
            <text:p><text:span text:style-name="T2">no</text:span></text:p>
          </draw:text-box>
        </draw:frame>
        <draw:frame draw:style-name="gr8" draw:text-style-name="P6" draw:layer="layout" svg:width="0.976cm" svg:height="0.721cm" svg:x="3.413cm" svg:y="19.161cm">
          <draw:text-box>
            <text:p><text:span text:style-name="T2">no</text:span></text:p>
          </draw:text-box>
        </draw:frame>
        <draw:frame draw:style-name="gr15" draw:text-style-name="P6" draw:layer="layout" svg:width="1.162cm" svg:height="0.721cm" svg:x="4.81cm" svg:y="7.985cm">
          <draw:text-box>
            <text:p><text:span text:style-name="T2">yes</text:span></text:p>
          </draw:text-box>
        </draw:frame>
        <draw:frame draw:style-name="gr15" draw:text-style-name="P6" draw:layer="layout" svg:width="1.162cm" svg:height="0.721cm" svg:x="4.918cm" svg:y="12.684cm">
          <draw:text-box>
            <text:p><text:span text:style-name="T2">yes</text:span></text:p>
          </draw:text-box>
        </draw:frame>
        <draw:frame draw:style-name="gr15" draw:text-style-name="P6" draw:layer="layout" svg:width="1.162cm" svg:height="0.721cm" svg:x="4.556cm" svg:y="17.297cm">
          <draw:text-box>
            <text:p><text:span text:style-name="T2">yes</text:span></text:p>
          </draw:text-box>
        </draw:frame>
        <draw:frame draw:style-name="gr15" draw:text-style-name="P6" draw:layer="layout" svg:width="1.162cm" svg:height="0.721cm" svg:x="15.967cm" svg:y="12.684cm">
          <draw:text-box>
            <text:p><text:span text:style-name="T2">yes</text:span></text:p>
          </draw:text-box>
        </draw:frame>
        <draw:frame draw:style-name="gr8" draw:text-style-name="P6" draw:layer="layout" svg:width="0.976cm" svg:height="0.721cm" svg:x="14.208cm" svg:y="15.011cm">
          <draw:text-box>
            <text:p><text:span text:style-name="T2">no</text:span></text:p>
          </draw:text-box>
        </draw:frame>
        <draw:custom-shape draw:style-name="gr16" draw:text-style-name="P3" xml:id="id20" draw:id="id20" draw:layer="layout" svg:width="11.049cm" svg:height="3.937cm" draw:transform="skewX (-0.000523598775598299) rotate (-0.000523598775597623) translate (5.826cm 16.057cm)">
          <text:p text:style-name="P1"><text:span text:style-name="T2">#cmd</text:span><text:span text:style-name="T2"><text:line-break/></text:span><text:span text:style-name="T2">cmd.replay_to_message()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17" draw:text-style-name="P8" draw:layer="layout" draw:type="curve" svg:x1="14.272cm" svg:y1="15.351cm" svg:x2="24.749cm" svg:y2="18.032cm" draw:start-shape="id17" draw:start-glue-point="6" draw:end-shape="id19" draw:end-glue-point="6" svg:d="M14272 15351c0 1788 3492 2681 10477 2681" svg:viewBox="0 0 10478 2682">
          <text:p/>
        </draw:connector>
        <draw:connector draw:style-name="gr17" draw:text-style-name="P8" draw:layer="layout" draw:type="curve" draw:line-skew="0cm 8.537cm" svg:x1="2.969cm" svg:y1="20cm" svg:x2="24.749cm" svg:y2="18.032cm" draw:start-shape="id16" draw:start-glue-point="6" draw:end-shape="id19" draw:end-glue-point="6" svg:d="M2969 20000c0 751 10206 627 15138-53s4589-1915 6642-1915" svg:viewBox="0 0 21781 2481">
          <text:p/>
        </draw:connector>
        <draw:connector draw:style-name="gr17" draw:text-style-name="P8" draw:layer="layout" draw:type="curve" draw:line-skew="0cm -4.692cm" svg:x1="28.178cm" svg:y1="13.388cm" svg:x2="24.749cm" svg:y2="18.032cm" draw:start-shape="id18" draw:start-glue-point="1" draw:end-shape="id19" draw:end-glue-point="6" svg:d="M28178 13388c1513 0 1009 2421-1461 2421s-2721 2223-1968 2223" svg:viewBox="0 0 4659 4645">
          <text:p/>
        </draw:connector>
        <draw:connector draw:style-name="gr17" draw:text-style-name="P8" draw:layer="layout" draw:type="curve" draw:line-skew="-2.166cm" svg:x1="17.383cm" svg:y1="8.683cm" svg:x2="24.749cm" svg:y2="18.031cm" draw:start-shape="id13" draw:start-glue-point="1" draw:end-shape="id19" svg:d="M17383 8683c2275 0-1407 9348 7366 9348" svg:viewBox="0 0 7367 9349">
          <text:p/>
        </draw:connector>
        <draw:connector draw:style-name="gr5" draw:text-style-name="P8" draw:layer="layout" draw:type="line" svg:x1="4.937cm" svg:y1="18.032cm" svg:x2="5.826cm" svg:y2="18.025cm" draw:start-shape="id16" draw:start-glue-point="7" draw:end-shape="id20" svg:d="M4937 18032l889-7" svg:viewBox="0 0 890 8">
          <text:p/>
        </draw:connector>
        <draw:connector draw:style-name="gr17" draw:text-style-name="P8" draw:layer="layout" draw:type="curve" svg:x1="16.875cm" svg:y1="18.031cm" svg:x2="24.749cm" svg:y2="18.032cm" draw:start-shape="id20" draw:start-glue-point="1" draw:end-shape="id19" draw:end-glue-point="6" svg:d="M16875 18031c5905 0 1969 1 7874 1" svg:viewBox="0 0 7875 2">
          <text:p/>
        </draw:connector>
        <draw:frame draw:style-name="gr18" draw:text-style-name="P7" draw:layer="layout" svg:width="5.256cm" svg:height="0.954cm" svg:x="12.684cm" svg:y="0cm">
          <draw:text-box>
            <text:p>def handle(msg):</text:p>
          </draw:text-box>
        </draw:frame>
      </draw:page>
      <draw:page draw:name="page3" draw:style-name="dp1" draw:master-page-name="Default">
        <draw:custom-shape draw:style-name="gr1" draw:text-style-name="P2" xml:id="id24" draw:id="id24" draw:layer="layout" svg:width="3.937cm" svg:height="3.937cm" svg:x="2.397cm" svg:y="3.794cm">
          <text:p text:style-name="P1"><text:span text:style-name="T1">callback_query</text:span><text:span text:style-name="T1"><text:line-break/></text:span><text:span text:style-name="T1">→</text:span><text:span text:style-name="T1"><text:line-break/></text:span><text:span text:style-name="T1">callback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21" draw:id="id21" draw:layer="layout" svg:width="3.937cm" svg:height="3.937cm" svg:x="7.858cm" svg:y="3.794cm">
          <text:p text:style-name="P1"><text:span text:style-name="T2">If __debug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2" xml:id="id22" draw:id="id22" draw:layer="layout" svg:width="5.08cm" svg:height="3.937cm" svg:x="13.192cm" svg:y="3.794cm">
          <text:p text:style-name="P1"><text:span text:style-name="T1">__debu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2" xml:id="id23" draw:id="id23" draw:layer="layout" svg:width="3.937cm" svg:height="3.937cm" svg:x="22.082cm" svg:y="8.874cm">
          <text:p text:style-name="P1"><text:span text:style-name="T1">ende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9" draw:text-style-name="P6" draw:layer="layout" svg:width="1.162cm" svg:height="0.762cm" svg:x="11.541cm" svg:y="5.064cm">
          <draw:text-box>
            <text:p><text:span text:style-name="T2">yes</text:span></text:p>
          </draw:text-box>
        </draw:frame>
        <draw:frame draw:style-name="gr8" draw:text-style-name="P6" draw:layer="layout" svg:width="0.976cm" svg:height="0.721cm" svg:x="9.93cm" svg:y="7.477cm">
          <draw:text-box>
            <text:p><text:span text:style-name="T2">no</text:span></text:p>
          </draw:text-box>
        </draw:frame>
        <draw:connector draw:style-name="gr5" draw:text-style-name="P8" draw:layer="layout" draw:type="line" svg:x1="11.795cm" svg:y1="5.763cm" svg:x2="13.192cm" svg:y2="5.763cm" draw:start-shape="id21" draw:start-glue-point="7" draw:end-shape="id22" draw:end-glue-point="5" svg:d="M11795 5763h1397" svg:viewBox="0 0 1398 1">
          <text:p/>
        </draw:connector>
        <draw:connector draw:style-name="gr5" draw:text-style-name="P8" draw:layer="layout" svg:x1="18.272cm" svg:y1="5.763cm" svg:x2="22.082cm" svg:y2="10.843cm" draw:start-shape="id22" draw:start-glue-point="7" draw:end-shape="id23" draw:end-glue-point="6" svg:d="M18272 5763h1905v5080h1905" svg:viewBox="0 0 3811 5081">
          <text:p/>
        </draw:connector>
        <draw:connector draw:style-name="gr5" draw:text-style-name="P8" draw:layer="layout" svg:x1="9.827cm" svg:y1="7.731cm" svg:x2="22.082cm" svg:y2="10.843cm" draw:start-shape="id21" draw:start-glue-point="6" draw:end-shape="id23" draw:end-glue-point="6" svg:d="M9827 7731v3112h12255" svg:viewBox="0 0 12256 3113">
          <text:p/>
        </draw:connector>
        <draw:connector draw:style-name="gr5" draw:text-style-name="P8" draw:layer="layout" draw:type="line" svg:x1="6.334cm" svg:y1="5.763cm" svg:x2="7.858cm" svg:y2="5.763cm" draw:start-shape="id24" draw:start-glue-point="10" draw:end-shape="id21" draw:end-glue-point="5" svg:d="M6334 5763h1524" svg:viewBox="0 0 1525 1">
          <text:p/>
        </draw:connector>
        <draw:frame draw:style-name="gr20" draw:text-style-name="P7" draw:layer="layout" svg:width="5.646cm" svg:height="0.954cm" svg:x="12.499cm" svg:y="0cm">
          <draw:text-box>
            <text:p>def callback(msg):</text:p>
          </draw:text-box>
        </draw:frame>
      </draw:page>
      <draw:page draw:name="page4" draw:style-name="dp1" draw:master-page-name="Default">
        <draw:custom-shape draw:style-name="gr1" draw:text-style-name="P2" xml:id="id25" draw:id="id25" draw:layer="layout" svg:width="3.937cm" svg:height="3.937cm" svg:x="1cm" svg:y="1.381cm">
          <text:p text:style-name="P1"><text:span text:style-name="T1">__debug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26" draw:id="id26" draw:layer="layout" svg:width="3.937cm" svg:height="3.937cm" svg:x="5.699cm" svg:y="1.381cm">
          <text:p text:style-name="P1"><text:span text:style-name="T2">__debug_pri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7" draw:id="id27" draw:layer="layout" svg:width="5.08cm" svg:height="3.937cm" svg:x="11.16cm" svg:y="1.381cm">
          <text:p text:style-name="P1"><text:span text:style-name="T1">json.dumps</text:span><text:span text:style-name="T1"><text:line-break/></text:span><text:span text:style-name="T1">(msg, indent=4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32" draw:id="id32" draw:layer="layout" svg:width="3.937cm" svg:height="3.937cm" svg:x="24.749cm" svg:y="15.986cm">
          <text:p text:style-name="P1"><text:span text:style-name="T1">return</text:span></text:p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6" draw:layer="layout" svg:width="1.162cm" svg:height="0.721cm" svg:x="9.509cm" svg:y="2.651cm">
          <draw:text-box>
            <text:p><text:span text:style-name="T2">yes</text:span></text:p>
          </draw:text-box>
        </draw:frame>
        <draw:custom-shape draw:style-name="gr2" draw:text-style-name="P3" xml:id="id28" draw:id="id28" draw:layer="layout" svg:width="3.937cm" svg:height="3.937cm" svg:x="17.51cm" svg:y="1.381cm">
          <text:p text:style-name="P1"><text:span text:style-name="T2">__debug_printcpy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9" draw:id="id29" draw:layer="layout" svg:width="5.08cm" svg:height="3.937cm" svg:x="22.717cm" svg:y="1.381cm">
          <text:p text:style-name="P1"><text:span text:style-name="T1">print(msg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30" draw:id="id30" draw:layer="layout" svg:width="3.937cm" svg:height="3.937cm" svg:x="5.699cm" svg:y="8.62cm">
          <text:p text:style-name="P1"><text:span text:style-name="T2">__debug_tes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3" xml:id="id31" draw:id="id31" draw:layer="layout" svg:width="3.937cm" svg:height="3.937cm" svg:x="17.51cm" svg:y="8.62cm">
          <text:p text:style-name="P1"><text:span text:style-name="T2">__debug_prin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8" draw:layer="layout" draw:type="line" svg:x1="4.937cm" svg:y1="3.35cm" svg:x2="5.699cm" svg:y2="3.35cm" draw:start-shape="id25" draw:start-glue-point="10" draw:end-shape="id26" draw:end-glue-point="5" svg:d="M4937 3350h762" svg:viewBox="0 0 763 1">
          <text:p/>
        </draw:connector>
        <draw:connector draw:style-name="gr5" draw:text-style-name="P8" draw:layer="layout" draw:type="line" svg:x1="9.636cm" svg:y1="3.35cm" svg:x2="11.16cm" svg:y2="3.35cm" draw:start-shape="id26" draw:start-glue-point="7" draw:end-shape="id27" draw:end-glue-point="5" svg:d="M9636 3350h1524" svg:viewBox="0 0 1525 1">
          <text:p/>
        </draw:connector>
        <draw:connector draw:style-name="gr5" draw:text-style-name="P8" draw:layer="layout" draw:type="line" svg:x1="21.447cm" svg:y1="3.35cm" svg:x2="22.717cm" svg:y2="3.35cm" draw:start-shape="id28" draw:start-glue-point="7" draw:end-shape="id29" draw:end-glue-point="5" svg:d="M21447 3350h1270" svg:viewBox="0 0 1271 1">
          <text:p/>
        </draw:connector>
        <draw:frame draw:style-name="gr19" draw:text-style-name="P6" draw:layer="layout" svg:width="1.23cm" svg:height="0.762cm" svg:x="7.517cm" svg:y="5.191cm">
          <draw:text-box>
            <text:p><text:span text:style-name="T2">no</text:span></text:p>
          </draw:text-box>
        </draw:frame>
        <draw:connector draw:style-name="gr5" draw:text-style-name="P8" draw:layer="layout" draw:line-skew="0cm 3.302cm" svg:x1="7.668cm" svg:y1="5.318cm" svg:x2="17.51cm" svg:y2="3.35cm" draw:start-shape="id26" draw:start-glue-point="6" draw:end-shape="id28" draw:end-glue-point="5" svg:d="M7668 5318v501h9207v-2469h635" svg:viewBox="0 0 9843 2470">
          <text:p/>
        </draw:connector>
        <draw:connector draw:style-name="gr5" draw:text-style-name="P8" draw:layer="layout" draw:type="line" svg:x1="16.24cm" svg:y1="3.35cm" svg:x2="17.51cm" svg:y2="3.35cm" draw:start-shape="id27" draw:start-glue-point="7" draw:end-shape="id28" draw:end-glue-point="5" svg:d="M16240 3350h1270" svg:viewBox="0 0 1271 1">
          <text:p/>
        </draw:connector>
        <draw:connector draw:style-name="gr5" draw:text-style-name="P8" draw:layer="layout" svg:x1="27.797cm" svg:y1="3.35cm" svg:x2="5.699cm" svg:y2="10.589cm" draw:start-shape="id29" draw:start-glue-point="7" draw:end-shape="id30" draw:end-glue-point="5" svg:d="M27797 3350h502v3619h-23102v3620h502" svg:viewBox="0 0 23103 7240">
          <text:p/>
        </draw:connector>
        <draw:connector draw:style-name="gr5" draw:text-style-name="P8" draw:layer="layout" svg:x1="7.668cm" svg:y1="12.557cm" svg:x2="17.51cm" svg:y2="10.589cm" draw:start-shape="id30" draw:start-glue-point="6" draw:end-shape="id31" draw:end-glue-point="5" svg:d="M7668 12557v501h5905v-2469h3937" svg:viewBox="0 0 9843 2470">
          <text:p/>
        </draw:connector>
        <draw:connector draw:style-name="gr5" draw:text-style-name="P8" draw:layer="layout" draw:line-skew="-0.254cm" svg:x1="21.447cm" svg:y1="10.589cm" svg:x2="24.749cm" svg:y2="17.954cm" draw:start-shape="id31" draw:start-glue-point="7" draw:end-shape="id32" svg:d="M21447 10589h1397v7365h1905" svg:viewBox="0 0 3303 7366">
          <text:p/>
        </draw:connector>
        <draw:connector draw:style-name="gr5" draw:text-style-name="P8" draw:layer="layout" svg:x1="19.479cm" svg:y1="12.557cm" svg:x2="24.749cm" svg:y2="17.955cm" draw:start-shape="id31" draw:start-glue-point="6" draw:end-shape="id32" draw:end-glue-point="6" svg:d="M19479 12557v5398h5270" svg:viewBox="0 0 5271 5399">
          <text:p/>
        </draw:connector>
        <draw:connector draw:style-name="gr5" draw:text-style-name="P8" draw:layer="layout" draw:type="line" svg:x1="9.636cm" svg:y1="10.589cm" svg:x2="17.51cm" svg:y2="10.588cm" draw:start-shape="id30" draw:start-glue-point="7" draw:end-shape="id31" svg:d="M9636 10589l7874-1" svg:viewBox="0 0 7875 2">
          <text:p/>
        </draw:connector>
        <draw:frame draw:style-name="gr7" draw:text-style-name="P6" draw:layer="layout" svg:width="1.162cm" svg:height="0.721cm" svg:x="21.174cm" svg:y="2.692cm">
          <draw:text-box>
            <text:p><text:span text:style-name="T2">yes</text:span></text:p>
          </draw:text-box>
        </draw:frame>
        <draw:frame draw:style-name="gr7" draw:text-style-name="P6" draw:layer="layout" svg:width="1.162cm" svg:height="0.721cm" svg:x="9.363cm" svg:y="9.804cm">
          <draw:text-box>
            <text:p><text:span text:style-name="T2">yes</text:span></text:p>
          </draw:text-box>
        </draw:frame>
        <draw:frame draw:style-name="gr7" draw:text-style-name="P6" draw:layer="layout" svg:width="1.162cm" svg:height="0.721cm" svg:x="21.301cm" svg:y="9.89cm">
          <draw:text-box>
            <text:p><text:span text:style-name="T2">yes</text:span></text:p>
          </draw:text-box>
        </draw:frame>
        <draw:frame draw:style-name="gr19" draw:text-style-name="P6" draw:layer="layout" svg:width="1.23cm" svg:height="0.762cm" svg:x="19.328cm" svg:y="5.318cm">
          <draw:text-box>
            <text:p><text:span text:style-name="T2">no</text:span></text:p>
          </draw:text-box>
        </draw:frame>
        <draw:frame draw:style-name="gr19" draw:text-style-name="P6" draw:layer="layout" svg:width="1.23cm" svg:height="0.762cm" svg:x="7.604cm" svg:y="12.43cm">
          <draw:text-box>
            <text:p><text:span text:style-name="T2">no</text:span></text:p>
          </draw:text-box>
        </draw:frame>
        <draw:frame draw:style-name="gr19" draw:text-style-name="P6" draw:layer="layout" svg:width="1.23cm" svg:height="0.762cm" svg:x="19.328cm" svg:y="12.303cm">
          <draw:text-box>
            <text:p><text:span text:style-name="T2">no</text:span></text:p>
          </draw:text-box>
        </draw:frame>
        <draw:connector draw:style-name="gr5" draw:text-style-name="P8" draw:layer="layout" svg:x1="19.479cm" svg:y1="5.318cm" svg:x2="5.699cm" svg:y2="10.589cm" draw:start-shape="id28" draw:start-glue-point="6" draw:end-shape="id30" draw:end-glue-point="5" svg:d="M19479 5318v1651h-14282v3620h502" svg:viewBox="0 0 14283 5272">
          <text:p/>
        </draw:connector>
        <draw:frame draw:style-name="gr21" draw:text-style-name="P7" draw:layer="layout" svg:width="5.819cm" svg:height="0.954cm" svg:x="12.43cm" svg:y="0.238cm">
          <draw:text-box>
            <text:p>def __debug(msg)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0:49:26.282561622</meta:creation-date>
    <dc:date>2017-09-11T23:27:16.872309263</dc:date>
    <meta:editing-duration>PT40M14S</meta:editing-duration>
    <meta:editing-cycles>3</meta:editing-cycles>
    <meta:generator>LibreOffice/5.3.1.2$Linux_X86_64 LibreOffice_project/30m0$Build-2</meta:generator>
    <meta:document-statistic meta:object-count="104"/>
  </office:meta>
</office:document-meta>
</file>